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fo:color="#004dbb" style:font-name="Courier New" fo:font-size="11pt" fo:font-weight="normal" fo:background-color="transparent" style:font-name-asian="Courier New" style:font-name-complex="Courier New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T1" style:family="text">
      <style:text-properties fo:color="#004dbb" style:font-name="Courier New" fo:font-size="11pt" fo:font-weight="normal" fo:background-color="transparent" style:font-name-asian="Courier New" style:font-name-complex="Courier New"/>
    </style:style>
    <style:style style:name="T2" style:family="text">
      <style:text-properties fo:color="#004dbb" style:font-name="Courier New" fo:font-size="11pt" fo:font-weight="normal" officeooo:rsid="00108763" fo:background-color="transparent" style:font-name-asian="Courier New" style:font-name-complex="Courier New"/>
    </style:style>
    <style:style style:name="T3" style:family="text"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T4" style:family="text">
      <style:text-properties officeooo:rsid="001134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ANDOS SERIALES PARA MARBOT</text:p>
      <text:p text:style-name="P2"/>
      <text:p text:style-name="P2"/>
      <text:p text:style-name="P1"><text:span text:style-name="T1">debug 0 \n </text:span><text:span text:style-name="T3"><text:s/><text:tab/>//Deshabilitar depuracion (1 la habilita)</text:span></text:p>
      <text:p text:style-name="P1"><text:span text:style-name="T1">mov &lt;dir&gt; &lt;porcentaje&gt; </text:span><text:span text:style-name="T2">\n</text:span><text:span text:style-name="T3">//mover robot</text:span></text:p>
      <text:p text:style-name="P3"><text:tab/>Ej: mov f 50\n //mover hacia adelante al 50%</text:p>
      <text:p text:style-name="P3"><text:tab/>Tambien estan: </text:p>
      <text:p text:style-name="P3"><text:tab/><text:tab/>comando<text:tab/>direccion <text:span text:style-name="T4"><text:tab/></text:span>rueda I rueda D</text:p>
      <text:p text:style-name="P3"><text:tab/><text:tab/>b<text:tab/>hacia atras<text:tab/>atras<text:tab/>atras<text:tab/></text:p>
      <text:p text:style-name="P3"><text:tab/><text:tab/>r<text:tab/>derecha <text:tab/><text:tab/>atras <text:tab/>adelante</text:p>
      <text:p text:style-name="P3"><text:tab/><text:tab/>l<text:tab/>izquierda<text:tab/>adelante<text:tab/>atras</text:p>
      <text:p text:style-name="P3"><text:tab/><text:tab/>fl<text:tab/>izq adel.<text:tab/>adelante<text:tab/>quieta</text:p>
      <text:p text:style-name="P3"><text:tab/><text:tab/>fr<text:tab/>der adel.<text:tab/>quieta<text:tab/>adelante</text:p>
      <text:p text:style-name="P3"><text:tab/><text:tab/>bl<text:tab/>izq atras.<text:tab/>atras<text:tab/>quieta</text:p>
      <text:p text:style-name="P3"><text:tab/><text:tab/>br<text:tab/>der adelante.<text:tab/>quieta<text:tab/>atras</text:p>
      <text:p text:style-name="P3"><text:tab/><text:tab/>ml<text:tab/>set rued izq<text:tab/>valor<text:tab/>anterior</text:p>
      <text:p text:style-name="P3"><text:tab/><text:tab/>mr<text:tab/>set rued der<text:tab/>anterior<text:tab/>valor</text:p>
      <text:p text:style-name="P3"/>
      <text:p text:style-name="P3"/>
      <text:p text:style-name="P1"><text:span text:style-name="T1">setPos 1 100\n</text:span><text:span text:style-name="T3"> <text:tab/>//setea TBCCR1 a 100 funciona de TBCCR1 a 6</text:span></text:p>
      <text:p text:style-name="P1"><text:span text:style-name="T1">dist \n</text:span><text:span text:style-name="T3"> <text:tab/><text:tab/>//ejecuta una lectura de todas los sensores IR</text:span></text:p>
      <text:p text:style-name="P1"><text:span text:style-name="T1">m 0 \n</text:span><text:span text:style-name="T3"> <text:tab/><text:tab/>//ejecuta una lectura del IR0 (ADC0) van del 0 <text:tab/><text:tab/><text:tab/>al 8</text:span></text:p>
      <text:p text:style-name="P1"><text:span text:style-name="T1">giro \n <text:tab/><text:tab/></text:span><text:span text:style-name="T3">//lectura del giroscopio</text:span></text:p>
      <text:p text:style-name="P1"><text:span text:style-name="T1">mux 1 0\n <text:tab/></text:span><text:span text:style-name="T3">//setea el pin 1 del ADC para que lea por el <text:tab/><text:tab/><text:tab/>canal 0 (hay dos canales controlados por los <text:tab/><text:tab/><text:tab/>mux)</text:span></text:p>
      <text:p text:style-name="P1"><text:span text:style-name="T1">mux1 \n</text:span><text:span text:style-name="T3"> <text:tab/><text:tab/>//setea todos los ADC al canal 0</text:span></text:p>
      <text:p text:style-name="P1"><text:span text:style-name="T1">mux2 \n <text:tab/><text:tab/></text:span><text:span text:style-name="T3">//setea todos los ADC al canal 1</text:span></text:p>
      <text:p text:style-name="P1"><text:span text:style-name="T1">ledm 1 \n</text:span><text:span text:style-name="T3"> <text:tab/>//despliega la imagen 1 en la matriz <text:tab/><text:tab/><text:tab/><text:tab/>(actualmente hay imagenes desde 0-4) {OK,<text:tab/><text:tab/><text:tab/><text:tab/>\/,cal,),D}</text:span></text:p>
      <text:p text:style-name="P1"><text:span text:style-name="T1">echo 0 \n</text:span><text:span text:style-name="T3"> <text:tab/>// desactiva el echo de caracteres hacia la <text:tab/><text:tab/><text:tab/>consola (desactivado por defecto, 1 lo <text:tab/><text:tab/><text:tab/><text:tab/>habilita)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9T12:31:37</dc:date>
    <dc:creator>Pablo </dc:creator>
    <meta:editing-duration>PT00H01M51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1" meta:paragraph-count="24" meta:word-count="196" meta:character-count="1111"/>
  </office:meta>
</office:document-meta>
</file>